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terator.ObjectIterator( NodeIterator iterator , ObjectConverter converter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bject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terator.skip( long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Iterato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